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47.png" xlink:type="simple" xlink:show="embed" xlink:actuate="onLoad"/></draw:frame></text:p>
          </table:table-cell>
          <table:table-cell table:style-name="Table1.B1" office:value-type="string">
            <text:h text:style-name="P11" text:outline-level="1">Арксину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0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4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5.669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амплитуда, круговая частота и фаза</text:span>,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5"><text:span text:style-name="T2">Обязательное условие</text:span><text:span text:style-name="T1">: </text:span><text:span text:style-name="T1"><draw:frame draw:style-name="fr3" draw:name="Object1" text:anchor-type="as-char" svg:width="3.634cm" svg:height="0.568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.</text:span></text:p>
            <text:p text:style-name="P5"><text:span text:style-name="T2">Свойства</text:span><text:span text:style-name="T1">:</text:span></text:p>
            <text:list xml:id="list3651517742525923132" text:style-name="L1">
              <text:list-item>
                <text:p text:style-name="P7"><text:span text:style-name="T8">Амплитуда – коэффициент</text:span><text:span text:style-name="T8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7"><text:span text:style-name="T8">Частота – коэффициент</text:span><text:span text:style-name="T8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7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6">Примечани</text:span><text:span text:style-name="T2">я</text:span>:</text:p>
            <text:list xml:id="list5292464446573175582" text:style-name="L2">
              <text:list-item>
                <text:p text:style-name="P8">По умолчанию данный блок реализует <text:span text:style-name="T1">обратное синусоидальному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9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синус</dc:title>
    <dc:date>2016-04-07T14:48:20.88</dc:date>
    <meta:generator>OpenOffice/4.1.1$Win32 OpenOffice.org_project/411m6$Build-9775</meta:generator>
    <meta:editing-duration>PT2H27M37S</meta:editing-duration>
    <meta:editing-cycles>148</meta:editing-cycles>
    <meta:document-statistic meta:table-count="1" meta:image-count="2" meta:object-count="8" meta:page-count="1" meta:paragraph-count="18" meta:word-count="121" meta:character-count="811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 %omega cdot x(t) + f } ~&lt;=~ 1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